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scrBook" text:name="Sect_scrBook">
        <text:p text:style-name="scrBook_scrBody"><text:span text:style-name="scrBookName_.zxx_scrBook_scrBody">Mateo</text:span><text:s text:c="1"> </text:s><text:span text:style-name="scrBookCode_.zxx_scrBook_scrBody">MAT</text:span><text:s text:c="1"> </text:s></text:p>
        <text:p text:style-name="TitleSecondary_.zxx_TitleMain_scrBook_scrBody">Asʋn Wankláán Ánɩ́</text:p>
        <text:s text:c="1"> </text:s>
        <text:p text:style-name="TitleMain_scrBook_scrBody"><text:span text:style-name="span_.zxx_TitleMain_scrBook_scrBody">Mateo</text:span><text:s text:c="1"> </text:s></text:p>
        <text:p text:style-name="TitleSecondary_.zxx_TitleMain_scrBook_scrBody">Lɔ́wanlɩ́n</text:p>
        <text:s text:c="1"> </text:s>
        <text:section text:style-name="Sect_columns" text:name="Sect_columns">
          <text:p text:style-name="SectionHead_scrSection_columns_scrBook_scrBody"><text:span text:style-name="span_.zxx_SectionHead_scrSection_columns_scrBook_scrBody">Bɔhɔ Yesu Fɛ́ Owíe Yerusalem</text:span><text:s text:c="1"> </text:s></text:p>
          <text:p text:style-name="ParallelPassageReference_scrSection_columns_scrBook_scrBody"><text:span text:style-name="span_.zxx_ParallelPassageReference_scrSection_columns_scrBook_scrBody">(Marko 11:1-11; Luka 19:28-40; Yohane 12:12-19)</text:span><text:s text:c="1"> </text:s></text:p>
          <text:p text:style-name="Section_Head"/>
          <text:p text:style-name="ChapterNumber2"><text:span text:style-name="ChapterNumber_.zxx_Paragraph_scrSection_columns_scrBook_scrBody">21</text:span><text:s text:c="1"> </text:s><text:span text:style-name="span_.zxx_Paragraph_scrSection_columns_scrBook_scrBody"> <text:span text:style-name="VerseNumber_.zxx_Paragraph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_scrSection_columns_scrBook_scrBody">Nfɔ-nyíbʋ </text:span><text:span text:style-name="span_.zxx_NoteGeneralParagraph_Paragraph_scrSection_columns_scrBook_scrBody">igyi obubwí kʋá ɩbʋ mantáa Yerusalem, bʋtɛtɩ́ mʋ́ Olifbʋ.</text:span></text:p></text:note-body></text:note><text:s text:c="1"/><text:span text:style-name="span_.zxx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_scrSection_columns_scrBook_scrBody"> <text:span text:style-name="VerseNumber_.zxx_Paragraph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s text:c="1"> </text:s></text:p>
          <text:p text:style-name="Line1_scrSection_columns_scrBook_scrBody"><text:span text:style-name="span_.zxx_Line1_scrSection_columns_scrBook_scrBody">Ololwií, ɔdɩn afrímúsʋ́.</text:span><text:s text:c="1"> </text:s></text:p>
          <text:p text:style-name="Line2_scrSection_columns_scrBook_scrBody"><text:span text:style-name="span_.zxx_Line2_scrSection_columns_scrBook_scrBody">Ɔdɩn afrímú ibí yínhɛ́sʋ́ ɔbá.”</text:span><text:s text:c="1"> </text:s></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s text:c="1"> </text:s></text:p>
          <text:p text:style-name="ParallelPassageReference_scrSection_columns_scrBook_scrBody"><text:span text:style-name="span_.zxx_ParallelPassageReference_scrSection_columns_scrBook_scrBody">(Marko 11:15-19; Luka 19:45-48; Yohane 2:13-22)</text:span><text:s text:c="1"> </text:s></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s text:c="1"> </text:s></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s text:c="1"> </text:s></text:p>
          <text:p text:style-name="ParallelPassageReference_scrSection_columns_scrBook_scrBody"><text:span text:style-name="span_.zxx_ParallelPassageReference_scrSection_columns_scrBook_scrBody">(Marko 11:12-14, 20-24)</text:span><text:s text:c="1"> </text:s></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s text:c="1"> </text:s></text:p>
          <text:p text:style-name="ParallelPassageReference_scrSection_columns_scrBook_scrBody"><text:span text:style-name="span_.zxx_ParallelPassageReference_scrSection_columns_scrBook_scrBody">(Marko 11:27-33; Luka 20:1-8)</text:span><text:s text:c="1"> </text:s></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s text:c="1"> </text:s></text:p>
          <text:p text:style-name="SectionHead_scrSection_columns_scrBook_scrBody"><text:span text:style-name="span_.zxx_SectionHead_scrSection_columns_scrBook_scrBody">Oyin Ɔkʋ Abi Anyɔ Ɩwɩ Yébi</text:span><text:s text:c="1"> </text:s></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s text:c="1"> </text:s></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s text:c="1"> </text:s></text:p>
          <text:p text:style-name="ParallelPassageReference_scrSection_columns_scrBook_scrBody"><text:span text:style-name="span_.zxx_ParallelPassageReference_scrSection_columns_scrBook_scrBody">(Marko 12:1-12; Luka 20:9-19)</text:span><text:s text:c="1"> </text:s></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div_Paragraph_scrSection_columns_scrBook_scrBody"><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s text:c="1"> </text:s></text:p>
          <text:p text:style-name="Line2_scrSection_columns_scrBook_scrBody"><text:span text:style-name="span_.zxx_Line2_scrSection_columns_scrBook_scrBody">lébemlí okonkísʋ́bwi nɩ́.</text:span><text:s text:c="1"> </text:s></text:p>
          <text:p text:style-name="Line1_scrSection_columns_scrBook_scrBody"><text:span text:style-name="span_.zxx_Line1_scrSection_columns_scrBook_scrBody">Bulu lɔ́bwɛ mʋ́ alɩ.</text:span><text:s text:c="1"> </text:s></text:p>
          <text:p text:style-name="Line2_scrSection_columns_scrBook_scrBody"><text:span text:style-name="span_.zxx_Line2_scrSection_columns_scrBook_scrBody">Ɩbʋ wánwan.’</text:span><text:s text:c="1"> </text:s></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s text:c="1"> </text:s></text:p>
          <text:p text:style-name="ParallelPassageReference_scrSection_columns_scrBook_scrBody"><text:span text:style-name="span_.zxx_ParallelPassageReference_scrSection_columns_scrBook_scrBody">(Luka 14:15-24)</text:span><text:s text:c="1"> </text:s></text:p>
          <text:p text:style-name="Section_Head"/>
          <text:p text:style-name="ChapterNumber2"><text:span text:style-name="ChapterNumber_.zxx_Paragraph_scrSection_columns_scrBook_scrBody">22</text:span><text:s text:c="1"> </text:s><text:span text:style-name="span_.zxx_Paragraph_scrSection_columns_scrBook_scrBody"> <text:span text:style-name="VerseNumber_.zxx_Paragraph_scrSection_columns_scrBook_scrBody"> 1‑2 </text:span>Yesu lɛ́trá bláa Yudafɔ igyi ahapʋ́ pʋ́ Yudafɔ ahandɛ amʋ asʋ́n yébitɔ ɔbɛ́ɛ, “Bulu iwíegyí ámʋ igyi fɛ́ asʋ́n ánfɩ. Owíe ɔkʋ dɛ́ ɔtsɩ kpaɩ́n há mʋ bi, </text:span><text:span text:style-name="span_.zxx_Paragraph_scrSection_columns_scrBook_scrBody"> <text:span text:style-name="VerseNumber_.zxx_Paragraph_scrSection_columns_scrBook_scrBody"> 3 </text:span>ɔlɛtɩ ahá ɔbɛ́ɛ, bʋbá nkɛ ámʋ asɩ. Brɛ́á owíe ámʋ lɔ́bwɛ tá á, ɔlɔwa mʋ asúmpʋ́ ɔbɛ́ɛ, bʋyɛ́tɩ ahá ámʋ abʋba, támɛ bekiná bá. </text:span><text:span text:style-name="span_.zxx_Paragraph_scrSection_columns_scrBook_scrBody"> <text:span text:style-name="VerseNumber_.zxx_Paragraph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_scrSection_columns_scrBook_scrBody"> <text:span text:style-name="VerseNumber_.zxx_Paragraph_scrSection_columns_scrBook_scrBody"> 5 </text:span>Támɛ ahá ámʋ́ʋ́ bɛyɛ́tɩ ámʋ bʋmɛkplá amʋ́. Bɛnatɩ́ sí amʋ́ yɔ́ amʋ́ agyʋ́másʋ́. Akʋ bɛnatɩ́ yɔ́ amʋ́ ndɔtɔ. Akʋ ɛ́ bɛnatɩ́ yɔ́ amʋ́ ibíá ogyíkpá. </text:span><text:span text:style-name="span_.zxx_Paragraph_scrSection_columns_scrBook_scrBody"> <text:span text:style-name="VerseNumber_.zxx_Paragraph_scrSection_columns_scrBook_scrBody"> 6 </text:span>Amʋ́ atráhɛ bɛkɩtá asúmpʋ́ amʋ, dá amʋ́, mɔ́ amʋ́. </text:span><text:span text:style-name="span_.zxx_Paragraph_scrSection_columns_scrBook_scrBody"> <text:span text:style-name="VerseNumber_.zxx_Paragraph_scrSection_columns_scrBook_scrBody"> 7 </text:span>Brɛ́á owíe amʋ lónu asʋ́n ánfɩ á, ɔblɔ́ lɛhɩɛ́ kɩ́tá mʋ. Mʋ́ sʋ ɔlɔwa mʋ ɩsá akɔpʋ́, bɔyɔ́mɔ ahá ámʋ́ʋ́ bɔmɔ mʋ asúmpʋ́ amʋ, wá amʋ́ wúlu ogyá. </text:span><text:span text:style-name="span_.zxx_Paragraph_scrSection_columns_scrBook_scrBody"> <text:span text:style-name="VerseNumber_.zxx_Paragraph_scrSection_columns_scrBook_scrBody"> 8 </text:span>Mʋ́ʋ́ ɔlɛbláa mʋ asúmpʋ́ bámbá ɔbɛ́ɛ, ‘Banɩ́ná ɔtsɩkpaɩ́n atogyihɛ amʋ tá, támɛ ahá ámʋ́ʋ́ nɛtɩ ámʋ bʋmɔfʋn ha mɩ́ wóyítɔ́ ba. </text:span><text:span text:style-name="span_.zxx_Paragraph_scrSection_columns_scrBook_scrBody"> <text:span text:style-name="VerseNumber_.zxx_Paragraph_scrSection_columns_scrBook_scrBody"> 9 </text:span>Mʋ́ sʋ mlɩwie awúlutɔ, amlɩtɩ ɔhagyíɔha ánɩ́ mlówun, ɔba ɔtsɩ ɔkpaɩ́nkpá ɩnʋ.’ </text:span><text:span text:style-name="span_.zxx_Paragraph_scrSection_columns_scrBook_scrBody"> <text:span text:style-name="VerseNumber_.zxx_Paragraph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s text:c="1"> </text:s></text:p>
          <text:p text:style-name="ParallelPassageReference_scrSection_columns_scrBook_scrBody"><text:span text:style-name="span_.zxx_ParallelPassageReference_scrSection_columns_scrBook_scrBody">(Marko 12:13-17; Luka 20:20-26)</text:span><text:s text:c="1"> </text:s></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s text:c="1"> </text:s></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s text:c="1"> </text:s></text:p>
          <text:p text:style-name="ParallelPassageReference_scrSection_columns_scrBook_scrBody"><text:span text:style-name="span_.zxx_ParallelPassageReference_scrSection_columns_scrBook_scrBody">(Marko 12:18-27; Luka 20:27-40)</text:span><text:s text:c="1"> </text:s></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s text:c="1"> </text:s></text:p>
          <text:p text:style-name="ParallelPassageReference_scrSection_columns_scrBook_scrBody"><text:span text:style-name="span_.zxx_ParallelPassageReference_scrSection_columns_scrBook_scrBody">(Marko 12:28-34; Luka 10:25-28)</text:span><text:s text:c="1"> </text:s></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s text:c="1"> </text:s></text:p>
          <text:p text:style-name="ParallelPassageReference_scrSection_columns_scrBook_scrBody"><text:span text:style-name="span_.zxx_ParallelPassageReference_scrSection_columns_scrBook_scrBody">(Marko 12:35-37; Luka 20:41-44)</text:span><text:s text:c="1"> </text:s></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s text:c="1"> </text:s></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s text:c="1"> </text:s></text:p>
          <text:p text:style-name="Line2_scrSection_columns_scrBook_scrBody"><text:span text:style-name="span_.zxx_Line2_scrSection_columns_scrBook_scrBody">yɔ́fʋn brɛ́á nɛ́ha fɛ́tsatsáa fʋ́ alupʋ́sʋ́?’</text:span><text:s text:c="1"> </text:s></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s text:c="1"> </text:s></text:p>
          <text:p text:style-name="ParallelPassageReference_scrSection_columns_scrBook_scrBody"><text:span text:style-name="span_.zxx_ParallelPassageReference_scrSection_columns_scrBook_scrBody">(Marko 12:38-39; Luka 11:43, 46; 20:45-46)</text:span><text:s text:c="1"> </text:s></text:p>
          <text:p text:style-name="Section_Head"/>
          <text:p text:style-name="ChapterNumber2"><text:span text:style-name="ChapterNumber_.zxx_Paragraph_scrSection_columns_scrBook_scrBody">23</text:span><text:s text:c="1"> </text:s><text:span text:style-name="span_.zxx_Paragraph_scrSection_columns_scrBook_scrBody"> <text:span text:style-name="VerseNumber_.zxx_Paragraph_scrSection_columns_scrBook_scrBody"> 1 </text:span>Asʋ́n ánfɩ ɔma a, Yesu lɛ́bláa ɔdɔm amʋ pʋ́ mʋ akasɩ́pʋ́ amʋ ɔbɛ́ɛ, </text:span><text:span text:style-name="span_.zxx_Paragraph_scrSection_columns_scrBook_scrBody"> <text:span text:style-name="VerseNumber_.zxx_Paragraph_scrSection_columns_scrBook_scrBody"> 2 </text:span>“Mose mbla Farisifɔ pʋ́ Mbla asunápʋ́ amʋ bʋdesuná. </text:span><text:span text:style-name="span_.zxx_Paragraph_scrSection_columns_scrBook_scrBody"> <text:span text:style-name="VerseNumber_.zxx_Paragraph_scrSection_columns_scrBook_scrBody"> 3 </text:span>Mʋ́ sʋ mlɩgyi amʋ́ asʋn blɩ́hɛ́ fɛ́ɛ́sʋ́, támɛ mlɩmátsiá amʋ́ atsiábi. Tsúfɛ́ bʋtamagyi amʋ́ onutó asʋn blɩ́hɛ́sʋ. </text:span><text:span text:style-name="span_.zxx_Paragraph_scrSection_columns_scrBook_scrBody"> <text:span text:style-name="VerseNumber_.zxx_Paragraph_scrSection_columns_scrBook_scrBody"> 4 </text:span>Bʋtɔpʋ́ atɔ dwindwín sʋ́rá ahá, támɛ amʋ́ onutó bʋtamapʋ́ osrebi ɔkʋlɛ kʋ́ráá tsá amʋ́ tsu. </text:span><text:span text:style-name="span_.zxx_Paragraph_scrSection_columns_scrBook_scrBody"> <text:span text:style-name="VerseNumber_.zxx_Paragraph_scrSection_columns_scrBook_scrBody"> 5 </text:span>Bʋtɔbwɛ́ amʋ́ tógyítɔ́ ahá ansɩ́sʋ́. Bʋtɔwánlɩ́n Bulu asʋ́n dɩ́nká tati tɛ́ɩ́hɛ́sʋ, pʋ́klɩ́ amʋ́ ɔsʋkpɩ pʋ́ amʋ́ bɩna ɩbasʋ. Bʋtɔlʋ́ nfɛ́ tɩ́ntɩ́ɩ́ntɩ́n síánsían amʋ́ atadɩɛ ɔnɔ́. </text:span></text:p>
          <text:p text:style-name="div_Paragraph_scrSection_columns_scrBook_scrBody"><text:span text:style-name="span_.zxx_Paragraph_scrSection_columns_scrBook_scrBody"> <text:span text:style-name="VerseNumber_.zxx_Paragraph_scrSection_columns_scrBook_scrBody"> 6 </text:span>Bʋtekle otsiákpá yilé tsiá nkɛ ogyíkpá pʋ́ Yudafɔ Ofíakpa. </text:span><text:span text:style-name="span_.zxx_Paragraph_scrSection_columns_scrBook_scrBody"> <text:span text:style-name="VerseNumber_.zxx_Paragraph_scrSection_columns_scrBook_scrBody"> 7 </text:span>Bɛdálɩ yɔ dɩnsʋ á, bʋtekle bɛɛ ahá bʋtɩ́ɩ amʋ́ bɛɛ, ‘Asunápʋ́,’ abʋbun ha amʋ́ itsiá. </text:span><text:span text:style-name="span_.zxx_Paragraph_scrSection_columns_scrBook_scrBody"> <text:span text:style-name="VerseNumber_.zxx_Paragraph_scrSection_columns_scrBook_scrBody"> 8 </text:span>Mlɩ fɛ́ɛ́ á, apíó mlɩgyí. Mʋ́ sʋ mlɩmáha abʋtɩ mlɩtɔ ɔhaa osunápʋ́. Ɔbakʋ́lɛ pɛ́ gyí mlɩ osunápʋ́. </text:span><text:span text:style-name="span_.zxx_Paragraph_scrSection_columns_scrBook_scrBody"> <text:span text:style-name="VerseNumber_.zxx_Paragraph_scrSection_columns_scrBook_scrBody"> 9 </text:span>Alɩ kɛ́n mlɩmátɩ ɔhaa mlɩ sɩ́ ɔsʋlʋ́ʋ anfɩsʋ nɩ́. Tsúfɛ́ Ɔsɩ́ ɔkʋlɛ pɛ́ mlɩbʋ, ɔbʋ ɔsʋ́sʋ́. </text:span><text:span text:style-name="span_.zxx_Paragraph_scrSection_columns_scrBook_scrBody"> <text:span text:style-name="VerseNumber_.zxx_Paragraph_scrSection_columns_scrBook_scrBody"> 10 </text:span>Tráhɛtráhɛ a, mlɩtɔ ɔhaa máha abʋtɩ mʋ nkpá ogyápʋ. Tsúfɛ́ nkpá ogyápʋ ɔkʋlɛ pɛ́ mlɩbʋ. Mʋgyí Kristo, (ɔhá ámʋ́ʋ́ Bulu ladá mʋ ofúli amʋ). </text:span><text:span text:style-name="span_.zxx_Paragraph_scrSection_columns_scrBook_scrBody"> <text:span text:style-name="VerseNumber_.zxx_Paragraph_scrSection_columns_scrBook_scrBody"> 11 </text:span>Mlɩtɔ ɔhandɛ ɔbwɛ́ɛ mlɩ osúmpʋ́. </text:span><text:span text:style-name="span_.zxx_Paragraph_scrSection_columns_scrBook_scrBody"> <text:span text:style-name="VerseNumber_.zxx_Paragraph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s text:c="1"> </text:s></text:p>
          <text:p text:style-name="ParallelPassageReference_scrSection_columns_scrBook_scrBody"><text:span text:style-name="span_.zxx_ParallelPassageReference_scrSection_columns_scrBook_scrBody">(Marko 12:40; Luka 11:39-42, 44, 52; 20:47)</text:span><text:s text:c="1"> </text:s></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
          <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s text:c="1"> </text:s></text:p>
          <text:p text:style-name="ParallelPassageReference_scrSection_columns_scrBook_scrBody"><text:span text:style-name="span_.zxx_ParallelPassageReference_scrSection_columns_scrBook_scrBody">(Luka 11:47-51)</text:span><text:s text:c="1"> </text:s></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s text:c="1"> </text:s></text:p>
          <text:p text:style-name="ParallelPassageReference_scrSection_columns_scrBook_scrBody"><text:span text:style-name="span_.zxx_ParallelPassageReference_scrSection_columns_scrBook_scrBody">(Luka 13:34-35)</text:span><text:s text:c="1"> </text:s></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default-outline-level="2" style:list-style-name="" style:master-page-name=""/>
    <style:style xmlns:style="urn:oasis:names:tc:opendocument:xmlns:style:1.0" style:name="scrBookName_.zxx_scrBook_scrBody" style:family="text" style:parent-style-name="scrBook_scrBody">
      <style:text-properties fo:font-size="12pt" style:font-size-complex="12pt" fo:font-style="italic" text:display="none"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line-height-at-least="13pt"/>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ChapterNumber_.zxx_Paragraph_scrSection_columns_scrBook_scrBody" style:family="text" style:parent-style-name="Paragraph_scrSection_columns_scrBook_scrBody">
      <style:text-properties fo:font-weight="700" style:font-weight-complex="700" fo:country="none" fo:language="zxx"/>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_scrSection_columns_scrBook_scrBody" style:family="text" style:parent-style-name="NoteGeneralParagraph_Paragraph_scrSection_columns_scrBook_scrBody">
      <style:text-properties fo:font-style="italic"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div_Paragraph_scrSection_columns_scrBook_scrBody" style:family="paragraph" style:parent-style-name="Paragraph_scrSection_columns_scrBook_scrBody"/>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line-height-at-least="13pt"/>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2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2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style:page-layout style:name="pm7">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31.84842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09T15:58:38</meta:creation-date>
    <dc:creator>Samdoss</dc:creator>
    <dc:date>2016-11-09T15:58:38</dc:date>
    <dc:description/>
    <dc:subject>Foreign Literatures and Linguistics; Language Documentation; Dictionary; Reference</dc:subject>
    <dc:title/>
    <meta:editing-cycles>1</meta:editing-cycles>
    <meta:editing-duration>PT2M27S</meta:editing-duration>
    <meta:user-defined meta:name="Author"/>
    <meta:user-defined meta:name="Publisher"/>
    <meta:user-defined meta:name="Copyright Holder">© 2016 SIL International®.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NKOu3\PreserveNKOu3"
Const IsPreview = "False"
Const RunMacroFirstTime = "True"
Const IsCoverImageInserted = "false"
Const IsTOC = "false"

'Changed On Mar-24-2014 for TD-3888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